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805cm"/>
    </style:style>
    <style:style style:name="pr6" style:family="presentation" style:parent-style-name="midnightblue-subtitle" style:list-style-name="L2">
      <style:graphic-properties draw:fill-color="#ffffff" draw:auto-grow-height="true" fo:min-height="15.805cm"/>
    </style:style>
    <style:style style:name="pr7" style:family="presentation" style:parent-style-name="midnightblue-subtitle" style:list-style-name="L2">
      <style:graphic-properties draw:fill-color="#ffffff" draw:auto-grow-height="true" fo:min-height="15.805cm"/>
    </style:style>
    <style:style style:name="pr8" style:family="presentation" style:parent-style-name="midnightblue-subtitle" style:list-style-name="L2">
      <style:graphic-properties draw:fill-color="#ffffff" draw:auto-grow-height="true" fo:min-height="15.805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Text Editor for Linux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On Linux/Ubuntu, we will be using sublime Text 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Install Sublime Text on Linux/Ubuntu Machine</text:p>
                <text:p text:style-name="P4"><text:line-break/>1. Open Terminal &amp; Install the Key<text:line-break/>wget -qO - https://download.sublimetext.com/sublimehq-pub.gpg | sudo apt-key add -<text:line-break/><text:line-break/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 xml:id="id3" draw:id="id3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7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Install Sublime Text on Linux/Ubuntu Machine</text:p>
                <text:p text:style-name="P4"><text:line-break/>2. Add apt Repository:<text:line-break/>echo "deb https://download.sublimetext.com/ apt/stable/" | sudo tee /etc/apt/sources.list.d/sublime-text.list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 xml:id="id4" draw:id="id4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8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Install Sublime Text on Linux/Ubuntu Machine</text:p>
                <text:p text:style-name="P4"><text:line-break/>3. Check Update and install via System Package Manager:<text:line-break/>sudo apt-get update</text:p>
                <text:p text:style-name="P4"/>
                <text:p text:style-name="P4">sudo apt-get install sublime-text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9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7T09:44:20.629560056</dc:date>
    <meta:editing-duration>PT10H6M32S</meta:editing-duration>
    <meta:editing-cycles>26</meta:editing-cycles>
    <meta:generator>LibreOffice/5.1.6.2$Linux_X86_64 LibreOffice_project/10m0$Build-2</meta:generator>
    <meta:document-statistic meta:object-count="61"/>
  </office:meta>
</office:document-meta>
</file>